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DejaVu Sans1" svg:font-family="'DejaVu Sans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0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4556in"/>
    </style:style>
    <style:style style:name="Table1.B" style:family="table-column">
      <style:table-column-properties style:column-width="4.4694in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="0.0382in" fo:border="none" style:writing-mode="lr-tb"/>
    </style:style>
    <style:style style:name="Table1.B1" style:family="table-cell">
      <style:table-cell-properties style:vertical-align="top" fo:padding="0.0382in" fo:border-left="0.0007in solid #000000" fo:border-right="none" fo:border-top="none" fo:border-bottom="none" style:writing-mode="lr-tb"/>
    </style:style>
    <style:style style:name="Table1.5" style:family="table-row">
      <style:table-row-properties fo:background-color="transparent" style:keep-together="false" fo:keep-together="always">
        <style:background-image/>
      </style:table-row-properties>
    </style:style>
    <style:style style:name="Table1.A5" style:family="table-cell">
      <style:table-cell-properties style:vertical-align="top" fo:background-color="transparent" fo:padding="0.0382in" fo:border="none" style:writing-mode="lr-tb">
        <style:background-image/>
      </style:table-cell-properties>
    </style:style>
    <style:style style:name="Table1.B5" style:family="table-cell">
      <style:table-cell-properties style:vertical-align="top" fo:background-color="transparent" fo:padding="0.0382in" fo:border-left="0.0007in solid #000000" fo:border-right="none" fo:border-top="none" fo:border-bottom="none" style:writing-mode="lr-tb">
        <style:background-image/>
      </style:table-cell-properties>
    </style:style>
    <style:style style:name="Table1.A26" style:family="table-cell">
      <style:table-cell-properties style:vertical-align="top" fo:padding="0.0382in" fo:border-left="none" fo:border-right="0.0007in solid #000000" fo:border-top="none" fo:border-bottom="none" style:writing-mode="lr-tb"/>
    </style:style>
    <style:style style:name="P1" style:family="paragraph" style:parent-style-name="Standard">
      <style:paragraph-properties fo:text-align="center" style:justify-single-word="false"/>
      <style:text-properties fo:color="#000000" fo:font-size="16pt" fo:font-style="italic" style:font-name-asian="BAAAAA+TimesNewRomanPS-ItalicMT" style:font-size-asian="16pt" style:font-style-asian="italic" style:font-name-complex="BAAAAA+TimesNewRomanPS-ItalicMT" style:font-size-complex="12pt" style:font-style-complex="italic"/>
    </style:style>
    <style:style style:name="P2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5" style:family="paragraph" style:parent-style-name="Standard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6" style:family="paragraph" style:parent-style-name="Table_20_Contents">
      <style:paragraph-properties fo:text-align="end" style:justify-single-word="false" style:snap-to-layout-gri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end" style:justify-single-word="false" style:snap-to-layout-grid="false"/>
      <style:text-properties style:font-name="Arial Black" fo:font-size="12pt" style:font-size-asian="12pt" style:font-size-complex="12pt"/>
    </style:style>
    <style:style style:name="P8" style:family="paragraph" style:parent-style-name="Table_20_Contents">
      <style:paragraph-properties fo:text-align="end" style:justify-single-word="false" style:snap-to-layout-grid="false"/>
      <style:text-properties style:font-name="Arial Black" fo:font-size="12pt" officeooo:rsid="00151dff" officeooo:paragraph-rsid="00151dff" style:font-size-asian="12pt" style:font-size-complex="12pt"/>
    </style:style>
    <style:style style:name="P9" style:family="paragraph" style:parent-style-name="Table_20_Contents">
      <style:paragraph-properties fo:text-align="end" style:justify-single-word="false" style:snap-to-layout-grid="false"/>
      <style:text-properties style:font-name="Verdana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 style:snap-to-layout-grid="false"/>
      <style:text-properties style:font-name="Verdana" fo:font-size="10pt" style:font-size-asian="10pt" style:font-size-complex="12pt"/>
    </style:style>
    <style:style style:name="P11" style:family="paragraph" style:parent-style-name="Table_20_Contents">
      <style:paragraph-properties fo:text-align="end" style:justify-single-word="false" style:snap-to-layout-gri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2" style:family="paragraph" style:parent-style-name="Table_20_Contents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14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15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Verdana" fo:font-size="8pt" officeooo:paragraph-rsid="00151dff" style:font-name-asian="BAAAAA+TimesNewRomanPS-ItalicMT" style:font-size-asian="8pt" style:font-name-complex="BAAAAA+TimesNewRomanPS-ItalicMT" style:font-size-complex="12pt"/>
    </style:style>
    <style:style style:name="P17" style:family="paragraph" style:parent-style-name="Table_20_Contents">
      <style:paragraph-properties fo:text-align="end" style:justify-single-word="false"/>
      <style:text-properties fo:color="#000000" style:font-name="Verdana" fo:font-size="8pt" officeooo:paragraph-rsid="00170936" style:font-name-asian="BAAAAA+TimesNewRomanPS-ItalicMT" style:font-size-asian="8pt" style:font-name-complex="BAAAAA+TimesNewRomanPS-ItalicMT" style:font-size-complex="12pt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Verdana" fo:font-size="8pt" officeooo:paragraph-rsid="0018fa92" style:font-name-asian="BAAAAA+TimesNewRomanPS-ItalicMT" style:font-size-asian="8pt" style:font-name-complex="BAAAAA+TimesNewRomanPS-ItalicMT" style:font-size-complex="12pt"/>
    </style:style>
    <style:style style:name="P19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fo:font-weight="normal" officeooo:paragraph-rsid="00151dff" style:font-name-asian="BAAAAA+TimesNewRomanPS-ItalicMT" style:font-size-asian="8pt" style:font-weight-asian="normal" style:font-name-complex="BAAAAA+TimesNewRomanPS-ItalicMT" style:font-size-complex="12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1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2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officeooo:paragraph-rsid="0018fa92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3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officeooo:paragraph-rsid="001c7c32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4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officeooo:rsid="001f07c1" officeooo:paragraph-rsid="001f07c1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5" style:family="paragraph" style:parent-style-name="Table_20_Contents">
      <style:paragraph-properties fo:text-align="start" style:justify-single-word="false" style:snap-to-layout-grid="false"/>
      <style:text-properties style:font-name="Georgia" fo:font-size="11pt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7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8" style:family="paragraph" style:parent-style-name="Table_20_Contents">
      <style:paragraph-properties fo:text-align="start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29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30" style:family="paragraph" style:parent-style-name="Table_20_Contents">
      <style:paragraph-properties fo:text-align="start" style:justify-single-word="false" style:snap-to-layout-grid="false"/>
      <style:text-properties fo:font-size="11pt" style:font-size-asian="11pt" style:font-size-complex="11pt"/>
    </style:style>
    <style:style style:name="P31" style:family="paragraph" style:parent-style-name="Table_20_Contents">
      <style:paragraph-properties fo:text-align="end" style:justify-single-word="false"/>
    </style:style>
    <style:style style:name="P32" style:family="paragraph" style:parent-style-name="Table_20_Contents">
      <style:paragraph-properties fo:text-align="start" style:justify-single-word="false"/>
      <style:text-properties fo:font-size="9pt" fo:font-style="normal" style:font-size-asian="9pt" style:font-style-asian="normal" style:font-size-complex="9pt" style:font-style-complex="normal"/>
    </style:style>
    <style:style style:name="P33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style:font-name="Verdana" fo:font-size="10pt" fo:language="en" fo:country="US" style:letter-kerning="true" style:font-name-asian="DejaVu Sans1" style:font-size-asian="10pt" style:language-asian="zxx" style:country-asian="none" style:font-name-complex="DejaVu Sans1" style:font-size-complex="10pt" style:language-complex="zxx" style:country-complex="none" fo:hyphenate="false" fo:hyphenation-remain-char-count="2" fo:hyphenation-push-char-count="2"/>
    </style:style>
    <style:style style:name="P3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9pt" fo:language="en" fo:country="US" fo:font-style="normal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fo:hyphenate="false" fo:hyphenation-remain-char-count="2" fo:hyphenation-push-char-count="2"/>
    </style:style>
    <style:style style:name="P3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9pt" fo:language="en" fo:country="US" fo:font-style="normal" officeooo:paragraph-rsid="0023151c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fo:hyphenate="false" fo:hyphenation-remain-char-count="2" fo:hyphenation-push-char-count="2"/>
    </style:style>
    <style:style style:name="P3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hyphenate="false" fo:hyphenation-remain-char-count="2" fo:hyphenation-push-char-count="2"/>
    </style:style>
    <style:style style:name="P37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Verdana" fo:font-size="8pt" fo:language="en" fo:country="US" officeooo:paragraph-rsid="00151dff" style:letter-kerning="true" style:font-name-asian="BAAAAA+TimesNewRomanPS-ItalicMT" style:font-size-asian="8pt" style:language-asian="zxx" style:country-asian="none" style:font-name-complex="BAAAAA+TimesNewRomanPS-ItalicMT" style:font-size-complex="12pt" style:language-complex="zxx" style:country-complex="none" fo:hyphenate="false" fo:hyphenation-remain-char-count="2" fo:hyphenation-push-char-count="2"/>
    </style:style>
    <style:style style:name="P3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9pt" fo:font-style="normal" style:font-size-asian="9pt" style:font-style-asian="normal" style:font-size-complex="9pt" style:font-style-complex="normal"/>
    </style:style>
    <style:style style:name="P39" style:family="paragraph" style:parent-style-name="Standard" style:master-page-name="Standard">
      <style:paragraph-properties fo:text-align="center" style:justify-single-word="false" style:page-number="auto"/>
      <style:text-properties fo:color="#000000" fo:font-size="32pt" fo:font-style="italic" fo:font-weight="normal" style:font-name-asian="BAAAAA+TimesNewRomanPS-ItalicMT" style:font-size-asian="32pt" style:font-style-asian="italic" style:font-weight-asian="normal" style:font-name-complex="BAAAAA+TimesNewRomanPS-ItalicMT" style:font-size-complex="22pt" style:font-style-complex="italic" style:font-weight-complex="normal"/>
    </style:style>
    <style:style style:name="P40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officeooo:rsid="00202548" officeooo:paragraph-rsid="00202548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41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officeooo:rsid="0021bbf1" officeooo:paragraph-rsid="00240000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42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43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officeooo:paragraph-rsid="00240000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44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officeooo:rsid="0017afea" officeooo:paragraph-rsid="00240000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45" style:family="paragraph" style:parent-style-name="Table_20_Contents">
      <style:paragraph-properties fo:text-align="start" style:justify-single-word="false"/>
      <style:text-properties fo:font-size="11pt" fo:font-style="italic" officeooo:paragraph-rsid="00240000" style:font-size-asian="11pt" style:font-style-asian="italic" style:font-size-complex="11pt" style:font-style-complex="italic"/>
    </style:style>
    <style:style style:name="P46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Verdana" fo:font-size="10pt" fo:language="en" fo:country="US" fo:font-weight="bold" style:letter-kerning="true" style:font-name-asian="BAAAAA+TimesNewRomanPS-ItalicMT" style:font-size-asian="10pt" style:language-asian="zxx" style:country-asian="none" style:font-weight-asian="bold" style:font-name-complex="BAAAAA+TimesNewRomanPS-ItalicMT" style:font-size-complex="12pt" style:language-complex="zxx" style:country-complex="none" style:font-weight-complex="bold" fo:hyphenate="false" fo:hyphenation-remain-char-count="2" fo:hyphenation-push-char-count="2"/>
    </style:style>
    <style:style style:name="T1" style:family="text">
      <style:text-properties style:font-name="Verdana" fo:font-size="8pt" style:font-name-asian="BAAAAA+TimesNewRomanPS-ItalicMT" style:font-size-asian="8pt" style:font-name-complex="BAAAAA+TimesNewRomanPS-ItalicMT" style:font-size-complex="12pt"/>
    </style:style>
    <style:style style:name="T2" style:family="text">
      <style:text-properties style:use-window-font-color="true" style:font-name="Times New Roman" fo:font-size="11pt" fo:language="en" fo:country="US" fo:font-style="italic" officeooo:rsid="001199a1" style:letter-kerning="true" style:font-name-asian="DejaVu Sans1" style:font-size-asian="11pt" style:language-asian="zxx" style:country-asian="none" style:font-style-asian="italic" style:font-name-complex="DejaVu Sans1" style:font-size-complex="11pt" style:language-complex="zxx" style:country-complex="none" style:font-style-complex="italic"/>
    </style:style>
    <style:style style:name="T3" style:family="text">
      <style:text-properties officeooo:rsid="00151dff"/>
    </style:style>
    <style:style style:name="T4" style:family="text">
      <style:text-properties officeooo:rsid="00170936"/>
    </style:style>
    <style:style style:name="T5" style:family="text">
      <style:text-properties officeooo:rsid="0017afea"/>
    </style:style>
    <style:style style:name="T6" style:family="text">
      <style:text-properties officeooo:rsid="0018fa92"/>
    </style:style>
    <style:style style:name="T7" style:family="text">
      <style:text-properties officeooo:rsid="001a95d6"/>
    </style:style>
    <style:style style:name="T8" style:family="text">
      <style:text-properties officeooo:rsid="001c7c32"/>
    </style:style>
    <style:style style:name="T9" style:family="text">
      <style:text-properties officeooo:rsid="001cd70b"/>
    </style:style>
    <style:style style:name="T10" style:family="text">
      <style:text-properties officeooo:rsid="001d2293"/>
    </style:style>
    <style:style style:name="T11" style:family="text">
      <style:text-properties officeooo:rsid="001f07c1"/>
    </style:style>
    <style:style style:name="T12" style:family="text">
      <style:text-properties officeooo:rsid="00202548"/>
    </style:style>
    <style:style style:name="T13" style:family="text">
      <style:text-properties officeooo:rsid="00238253"/>
    </style:style>
    <style:style style:name="T14" style:family="text">
      <style:text-properties officeooo:rsid="0024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Alexei Znamensky</text:p>
      <text:p text:style-name="P1">Curriculum Vitæ / <text:span text:style-name="T13">Resumé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Contact</text:p>
          </table:table-cell>
          <table:table-cell table:style-name="Table1.B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9">Address</text:p>
          </table:table-cell>
          <table:table-cell table:style-name="Table1.B1" office:value-type="string">
            <text:p text:style-name="P27">R. Dr. Luiz Migliano, 871 ap. 113-B <text:span text:style-name="T3">- </text:span>Jd. Caboré</text:p>
            <text:p text:style-name="P26">05711-001 São Paulo-SP</text:p>
            <text:p text:style-name="P26">BRAZIL</text:p>
          </table:table-cell>
        </table:table-row>
        <table:table-row table:style-name="Table1.1">
          <table:table-cell table:style-name="Table1.A1" office:value-type="string">
            <text:p text:style-name="P9">Mobile Phone</text:p>
          </table:table-cell>
          <table:table-cell table:style-name="Table1.B1" office:value-type="string">
            <text:p text:style-name="P29">+55 11 7757 0140</text:p>
          </table:table-cell>
        </table:table-row>
        <table:table-row table:style-name="Table1.1">
          <table:table-cell table:style-name="Table1.A1" office:value-type="string">
            <text:p text:style-name="P9">E-mail/MSN/GTalk</text:p>
          </table:table-cell>
          <table:table-cell table:style-name="Table1.B1" office:value-type="string">
            <text:p text:style-name="P29"><text:a xlink:type="simple" xlink:href="mailto:russoz@gmail.com">russoz@gmail.com</text:a></text:p>
          </table:table-cell>
        </table:table-row>
        <table:table-row table:style-name="Table1.5">
          <table:table-cell table:style-name="Table1.A5" office:value-type="string">
            <text:p text:style-name="P33">LinkedIn</text:p>
          </table:table-cell>
          <table:table-cell table:style-name="Table1.B5" office:value-type="string">
            <text:p text:style-name="P36"><text:a xlink:type="simple" xlink:href="http://goo.gl/PKELl"><text:span text:style-name="T2">http://goo.gl/PKELl</text:span></text:a>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B1" office:value-type="string">
            <text:p text:style-name="P29"/>
          </table:table-cell>
        </table:table-row>
        <table:table-row table:style-name="Table1.1">
          <table:table-cell table:style-name="Table1.A1" office:value-type="string">
            <text:p text:style-name="P7">Skills</text:p>
          </table:table-cell>
          <table:table-cell table:style-name="Table1.B1" office:value-type="string">
            <text:p text:style-name="P29"/>
          </table:table-cell>
        </table:table-row>
        <table:table-row table:style-name="Table1.1">
          <table:table-cell table:style-name="Table1.A1" office:value-type="string">
            <text:p text:style-name="P9">System Administration</text:p>
          </table:table-cell>
          <table:table-cell table:style-name="Table1.B1" office:value-type="string">
            <text:p text:style-name="P29">14+ years of experience in Unix/Linux administration</text:p>
            <text:p text:style-name="P28">Extensive experience installing, configuring and managing:</text:p>
            <text:p text:style-name="P28">● WebSphere Application Server v5, v6.x and v7</text:p>
            <text:p text:style-name="P28">Some experience with:</text:p>
            <text:p text:style-name="P28">● WebSphere Portal Server v6.0 e v6.1</text:p>
            <text:p text:style-name="P28">● WebSphere MQ v6</text:p>
            <text:p text:style-name="P28">● IBM DB2 Enterprise Server v8 e v9 on Unix/Linux</text:p>
            <text:p text:style-name="P28">Local and network services</text:p>
            <text:p text:style-name="P28">Linux / Windows integration</text:p>
          </table:table-cell>
        </table:table-row>
        <table:table-row table:style-name="Table1.1">
          <table:table-cell table:style-name="Table1.A1" office:value-type="string">
            <text:p text:style-name="P9">Management</text:p>
          </table:table-cell>
          <table:table-cell table:style-name="Table1.B1" office:value-type="string">
            <text:p text:style-name="P29">2 years of experience as a manager</text:p>
            <text:p text:style-name="P28">Proven capacity for leadership and team working</text:p>
          </table:table-cell>
        </table:table-row>
        <table:table-row table:style-name="Table1.1">
          <table:table-cell table:style-name="Table1.A1" office:value-type="string">
            <text:p text:style-name="P10">Development</text:p>
          </table:table-cell>
          <table:table-cell table:style-name="Table1.B1" office:value-type="string">
            <text:p text:style-name="P5">Solid background in Object Oriented Programming</text:p>
            <text:p text:style-name="P4">10+ years of experience with Java platform</text:p>
            <text:p text:style-name="P4">9 years of experience with Java Enterprise platform</text:p>
            <text:p text:style-name="P4">Good understanding of the best-practices in development, including Design-Patterns, Component programming</text:p>
            <text:p text:style-name="P4">Fair experience with SCM tooling: CVS, Rational ClearCase &amp; Rational ClearQuest</text:p>
            <text:p text:style-name="P4">Experience with MDA development tools</text:p>
          </table:table-cell>
        </table:table-row>
        <table:table-row table:style-name="Table1.1">
          <table:table-cell table:style-name="Table1.A1" office:value-type="string">
            <text:p text:style-name="P9">Training</text:p>
          </table:table-cell>
          <table:table-cell table:style-name="Table1.B1" office:value-type="string">
            <text:p text:style-name="P29">8+ years of experience in training</text:p>
            <text:p text:style-name="P28">Main courses taught: </text:p>
            <text:p text:style-name="P28">● WebSphere Application Server, v4/v5/v6</text:p>
            <text:p text:style-name="P28">● WSAD v5, Java courses</text:p>
            <text:p text:style-name="P28">● Linux courses</text:p>
            <text:p text:style-name="P28">Development of course material</text:p>
          </table:table-cell>
        </table:table-row>
        <table:table-row table:style-name="Table1.1">
          <table:table-cell table:style-name="Table1.A1" office:value-type="string">
            <text:p text:style-name="P9">Languages</text:p>
          </table:table-cell>
          <table:table-cell table:style-name="Table1.B1" office:value-type="string">
            <text:p text:style-name="P5">Portuguese: Fluent (native)</text:p>
            <text:p text:style-name="P4">English: Fluent (reading, writing, speaking)</text:p>
            <text:p text:style-name="P45">Spanish: Intermediate (reading, speaking)</text:p>
            <text:p text:style-name="P45">German: Beginner (reading, speaking)</text:p>
            <text:p text:style-name="P45">French: Beginner (reading)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</table:table-row>
        <text:soft-page-break/>
        <table:table-row table:style-name="Table1.1">
          <table:table-cell table:style-name="Table1.A1" office:value-type="string">
            <text:p text:style-name="P7">Experience</text:p>
          </table:table-cell>
          <table:table-cell table:style-name="Table1.B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14">IBM Brazil</text:p>
            <text:p text:style-name="P37">Senior I<text:span text:style-name="T12">nfrastructure </text:span>Specialist</text:p>
            <text:p text:style-name="P16"><text:span text:style-name="T12">São Paulo</text:span>, SP (<text:span text:style-name="T12">Mar</text:span>/20<text:span text:style-name="T12">11</text:span> – <text:span text:style-name="T12">to date</text:span>)</text:p>
          </table:table-cell>
          <table:table-cell table:style-name="Table1.B1" office:value-type="string">
            <text:p text:style-name="P40"><text:span text:style-name="T14">My job is to</text:span> <text:span text:style-name="T14">provide consulting services for a number of </text:span>different clients,<text:span text:style-name="T14"> primarily on BPM solutions, in and around WebSphere Process Server and its underlying WebSphere Application Server: </text:span>from installation, <text:span text:style-name="T14">t</text:span>o configuration advice and performance analysis, to troubleshooting and problem determination.</text:p>
          </table:table-cell>
        </table:table-row>
        <table:table-row table:style-name="Table1.1">
          <table:table-cell table:style-name="Table1.A1" office:value-type="string">
            <text:p text:style-name="P14">Cognizant Tech Solutions</text:p>
            <text:p text:style-name="P15">Senior Support Analyst</text:p>
            <text:p text:style-name="P19">São Paulo, SP (Nov/2009 – <text:span text:style-name="T9">Mar/2011</text:span>)</text:p>
          </table:table-cell>
          <table:table-cell table:style-name="Table1.B1" office:value-type="string">
            <text:p text:style-name="P21">I <text:span text:style-name="T14">was</text:span> allocated full-time at Avon Cosmetics Brazil <text:span text:style-name="T14">as an </text:span>admin<text:span text:style-name="T14">istrator</text:span> for Development, QA and Production WebSphere App Servers <text:span text:style-name="T14">V</text:span>5 through <text:span text:style-name="T14">V</text:span>7, in a number of <text:span text:style-name="T14">platforms</text:span>: Solaris, AIX, Linux and Windows, plus provide support for Dev team.</text:p>
            <text:p text:style-name="P43"><text:span text:style-name="T14">I also assisted the IT department in establishing ground rules and procedures for the infrastructure group.</text:span></text:p>
            <text:p text:style-name="P21"><text:span text:style-name="T14">Additionaly, </text:span>I <text:span text:style-name="T14">assisted the UNIX administrator by starting the </text:span>implement<text:span text:style-name="T14">ation of</text:span> an automated system <text:span text:style-name="T14">configuration engine</text:span> for those diverse operating systems.</text:p>
          </table:table-cell>
        </table:table-row>
        <table:table-row table:style-name="Table1.1">
          <table:table-cell table:style-name="Table1.A1" office:value-type="string">
            <text:p text:style-name="P14">IBM Brazil</text:p>
            <text:p text:style-name="P37">Senior IT Specialist</text:p>
            <text:p text:style-name="P16">Hortolândia, SP (Apr/2005 – Nov/2009)</text:p>
          </table:table-cell>
          <table:table-cell table:style-name="Table1.B1" office:value-type="string">
            <text:p text:style-name="P21">I have worked in a handful different projects, always in infrastructure roles, including building and deploying J2EE applications, level 3 &amp; 4 support for environments, encompassing WebSphere Application Server v5.x &amp; v6.x, WebSphere Portal Server v6.x. All these projects <text:span text:style-name="T5">were </text:span>off-shore initiatives within IBM, involving international teams in Brazil, USA, India and Europe.</text:p>
            <text:p text:style-name="P20">Provided technical assistance to many other projects within the department in countless situations.</text:p>
          </table:table-cell>
        </table:table-row>
        <table:table-row table:style-name="Table1.1">
          <table:table-cell table:style-name="Table1.A1" office:value-type="string">
            <text:p text:style-name="P14">Elosoft Informática LTDA</text:p>
            <text:p text:style-name="P37">J2EE Consultant</text:p>
            <text:p text:style-name="P16">Blumenau, SC (May/2004 – Apr/2005)</text:p>
          </table:table-cell>
          <table:table-cell table:style-name="Table1.B1" office:value-type="string">
            <text:p text:style-name="P21">Development of a J2EE application using <text:span text:style-name="T7">a </text:span>MDA technology <text:span text:style-name="T7">enabled tool</text:span>.</text:p>
          </table:table-cell>
        </table:table-row>
        <table:table-row table:style-name="Table1.1">
          <table:table-cell table:style-name="Table1.A1" office:value-type="string">
            <text:p text:style-name="P14">Instituto Brasileiro de</text:p>
            <text:p text:style-name="P13">Tecnologia Avançada (IBTA)</text:p>
            <text:p text:style-name="P37">Training Program Manager</text:p>
            <text:p text:style-name="P16">São Paulo, SP (Dec/200<text:span text:style-name="T10">1</text:span> – May/2004)</text:p>
          </table:table-cell>
          <table:table-cell table:style-name="Table1.B1" office:value-type="string">
            <text:p text:style-name="P21">Manager responsible for three training areas, namely Linux, Java and e-business, taking care of technical, logistics and financial aspects. Assisted achieving partnerships with big players of the market, including Sun and IBM.</text:p>
            <text:p text:style-name="P20">Leaded a team with 10 people, and also taught many different courses, including:</text:p>
            <text:p text:style-name="P20">● SUN - SL110 Java Programming for Beginners;</text:p>
            <text:p text:style-name="P20">● SUN - SL275 Java Programming Language;</text:p>
            <text:p text:style-name="P20">● IBM - WF311 Servlet &amp; JSP Development with WSAD v5.x;</text:p>
            <text:p text:style-name="P20">● IBM - WF351 EJB Development with WSAD v5;</text:p>
            <text:p text:style-name="P20">● IBM - WF381 WebSphere App Server Administration v5</text:p>
            <text:p text:style-name="P20">Developed training material on Linux and Java. The Linux material was later used <text:span text:style-name="T7">as</text:span> official training <text:span text:style-name="T7">material </text:span>of former Conectiva Linux, now Mandriva.</text:p>
          </table:table-cell>
        </table:table-row>
        <table:table-row table:style-name="Table1.1">
          <table:table-cell table:style-name="Table1.A1" office:value-type="string">
            <text:p text:style-name="P14">Spectrum Engenharia LTDA</text:p>
            <text:p text:style-name="P16">System Analyst</text:p>
            <text:p text:style-name="P16">São Paulo, SP (Abr/2001 - Nov/2001)</text:p>
          </table:table-cell>
          <table:table-cell table:style-name="Table1.B1" office:value-type="string">
            <text:p text:style-name="P23">Open-Source systems <text:span text:style-name="T8">i</text:span>ntegration</text:p>
            <text:p text:style-name="P20"><text:span text:style-name="T8">D</text:span>evelopment <text:span text:style-name="T8">with</text:span> BEA Weblogic, <text:span text:style-name="T6">produc</text:span><text:span text:style-name="T8">ed</text:span><text:span text:style-name="T6"> </text:span>a small persistence layer.</text:p>
          </table:table-cell>
        </table:table-row>
        <table:table-row table:style-name="Table1.1">
          <table:table-cell table:style-name="Table1.A1" office:value-type="string">
            <text:p text:style-name="P14">SQA</text:p>
            <text:p text:style-name="P18">J2EE Programmer</text:p>
            <text:p text:style-name="P18">São Paulo, SP (Abr/2000 – Mar/2001)</text:p>
          </table:table-cell>
          <table:table-cell table:style-name="Table1.B1" office:value-type="string">
            <text:p text:style-name="P21">J2EE development using Inprise (currently Borland) platform.</text:p>
          </table:table-cell>
        </table:table-row>
        <table:table-row table:style-name="Table1.1">
          <table:table-cell table:style-name="Table1.A1" office:value-type="string">
            <text:p text:style-name="P14">Luz Engenharia Financeira</text:p>
            <text:p text:style-name="P37">Programmer</text:p>
            <text:p text:style-name="P16">São Paulo, SP (Out/1999 – Mar/2000)</text:p>
          </table:table-cell>
          <table:table-cell table:style-name="Table1.B1" office:value-type="string">
            <text:p text:style-name="P21">Development of Risk Analysis software for Financial Industry.</text:p>
          </table:table-cell>
        </table:table-row>
        <text:soft-page-break/>
        <table:table-row table:style-name="Table1.1">
          <table:table-cell table:style-name="Table1.A1" office:value-type="string">
            <text:p text:style-name="P14">Laboratório de Sistemas</text:p>
            <text:p text:style-name="P13">Integráveis (LSI-EPUSP)</text:p>
            <text:p text:style-name="P37">System Administrator</text:p>
            <text:p text:style-name="P16">São Paulo, SP (Fev/1994 – Out/1999)</text:p>
          </table:table-cell>
          <table:table-cell table:style-name="Table1.B1" office:value-type="string">
            <text:p text:style-name="P22">The laboratory had a heterogeneous environment <text:span text:style-name="T6">with</text:span> <text:span text:style-name="T6">a number of Unix flavours: </text:span>Solaris, IRIX, Linux and AIX. <text:span text:style-name="T6">I ended up as </text:span>Systems Administrator responsible for the <text:span text:style-name="T6">Computer Graphics group</text:span>, working mostly with the IRIX and Linux platforms.</text:p>
            <text:p text:style-name="P20">Systems, Network &amp; Security Admin (June 1996 – October 1999)</text:p>
            <text:p text:style-name="P20">Unix Teacher – LSI courses (1997 – 1999)</text:p>
            <text:p text:style-name="P20">IRIX Teacher – partnership with Silicon Graphics Brazil (1997 – 1998)</text:p>
            <text:p text:style-name="P20">Intern – Parallel Computing development (Feb 1994 – Jun 1996)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26" office:value-type="string">
            <text:p text:style-name="P8">Communities</text:p>
          </table:table-cell>
          <table:table-cell table:style-name="Table1.A1" office:value-type="string">
            <text:p text:style-name="P28"/>
          </table:table-cell>
        </table:table-row>
        <table:table-row table:style-name="Table1.1">
          <table:table-cell table:style-name="Table1.A26" office:value-type="string">
            <text:p text:style-name="P14">Sociedade de Usuários Java</text:p>
            <text:p text:style-name="P13">(SouJava)</text:p>
            <text:p text:style-name="P31"><text:a xlink:type="simple" xlink:href="http://www.soujava.org.br/"><text:span text:style-name="Internet_20_link"><text:span text:style-name="T1">http://www.soujava.org.br/</text:span></text:span></text:a></text:p>
            <text:p text:style-name="P16">São Paulo, SP (Out/1998 – Jul/2002)</text:p>
          </table:table-cell>
          <table:table-cell table:style-name="Table1.A1" office:value-type="string">
            <text:p text:style-name="P24">Organization</text:p>
            <text:p text:style-name="P21">Administration and support on events.</text:p>
            <text:p text:style-name="P20">Administration of the group server, http://www.soujava.org.br/</text:p>
          </table:table-cell>
        </table:table-row>
        <table:table-row table:style-name="Table1.1">
          <table:table-cell table:style-name="Table1.A26" office:value-type="string">
            <text:p text:style-name="P46">São Paulo Perl Mongers</text:p>
            <text:p text:style-name="P17"><text:a xlink:type="simple" xlink:href="http://sao-paulo.pm.org/"><text:span text:style-name="T4">http://sao-paulo.pm.org/</text:span></text:a></text:p>
            <text:p text:style-name="P16">São Paulo, SP (<text:span text:style-name="T11">May</text:span>/<text:span text:style-name="T11">200</text:span>8 – <text:span text:style-name="T11">to date</text:span>)</text:p>
          </table:table-cell>
          <table:table-cell table:style-name="Table1.A1" office:value-type="string">
            <text:p text:style-name="P44"><text:span text:style-name="T14">Leader of the group, starting May 2011.</text:span></text:p>
            <text:p text:style-name="P44">Active member of the mailing list</text:p>
            <text:p text:style-name="P41">Author of a number of Perl modules <text:span text:style-name="T14">(http://search.cpan.org/~russoz/)</text:span>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7">Certifications</text:p>
          </table:table-cell>
          <table:table-cell table:style-name="Table1.B1" office:value-type="string">
            <text:p text:style-name="P29">IBM Certified System Administrator – WAS ND 6.0</text:p>
            <text:p text:style-name="P38"><text:s text:c="2"/>on November, 29th 2005</text:p>
            <text:p text:style-name="P28">Application Dev. with IBM WebSphere Studio, V5.0</text:p>
            <text:p text:style-name="P32"><text:s text:c="2"/>on March, 18th 2004</text:p>
            <text:p text:style-name="P28">Sun Certified Web Component Dev. for J2EE 1.3</text:p>
            <text:p text:style-name="P34"><text:s text:c="2"/>on March, 19th 2004</text:p>
            <text:p text:style-name="P28">Sun Certified Java Programmer for Java 1.4</text:p>
            <text:p text:style-name="P35"><text:s text:c="2"/>on July, 31st 2003</text:p>
            <text:p text:style-name="P28">Linux Professional Institute Certification Level 2</text:p>
            <text:p text:style-name="P34"><text:s text:c="2"/>on June 30th 2003 (LPI000022682, 97fgfk3m5a)</text:p>
            <text:p text:style-name="P28">Linux Professional Institute Certification Level 1</text:p>
            <text:p text:style-name="P34"><text:s text:c="2"/>on October, 23rd 2002 (LPI000022682, 4mmh2lw3lg)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7">Education</text:p>
          </table:table-cell>
          <table:table-cell table:style-name="Table1.B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11">Graduated</text:p>
            <text:p text:style-name="P11">Dec 2009</text:p>
          </table:table-cell>
          <table:table-cell table:style-name="Table1.B1" office:value-type="string">
            <text:p text:style-name="P29">Gestão de Negócios na Pequena e Média Empresa</text:p>
            <text:p text:style-name="P28">(Business Management in Small and Medium Enterprises)</text:p>
            <text:p text:style-name="P28">Universidade Anhembi-Morumbi</text:p>
            <text:p text:style-name="P28">São Paulo, SP</text:p>
          </table:table-cell>
        </table:table-row>
        <table:table-row table:style-name="Table1.1">
          <table:table-cell table:style-name="Table1.A1" office:value-type="string">
            <text:p text:style-name="P9"><text:span text:style-name="T14">Not </text:span>complete<text:span text:style-name="T14">d</text:span></text:p>
          </table:table-cell>
          <table:table-cell table:style-name="Table1.B1" office:value-type="string">
            <text:p text:style-name="P5">Ciência da Computação (BsC Computer Sciences)</text:p>
            <text:p text:style-name="P28">Instituto de Matemática e Estatística da USP</text:p>
            <text:p text:style-name="P28">São Paulo, SP</text:p>
          </table:table-cell>
        </table:table-row>
        <table:table-row table:style-name="Table1.1">
          <table:table-cell table:style-name="Table1.A1" office:value-type="string">
            <text:p text:style-name="P9">High School</text:p>
            <text:p text:style-name="P9">Dec 1992</text:p>
          </table:table-cell>
          <table:table-cell table:style-name="Table1.B1" office:value-type="string">
            <text:p text:style-name="P5">Colégio Marista de Brasília</text:p>
            <text:p text:style-name="P28">Brasília, DF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DejaVu Sans1" svg:font-family="'DejaVu Sans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ei Znamensky</meta:initial-creator>
    <meta:creation-date>2008-11-28T20:23:56</meta:creation-date>
    <dc:creator>Alexei Znamensky</dc:creator>
    <dc:date>2011-07-16T10:37:19</dc:date>
    <meta:editing-cycles>22</meta:editing-cycles>
    <meta:editing-duration>PT19H46M19S</meta:editing-duration>
    <meta:generator>OpenOffice.org/3.2$Linux OpenOffice.org_project/320m19$Build-9505</meta:generator>
    <meta:document-statistic meta:table-count="1" meta:image-count="0" meta:object-count="0" meta:page-count="3" meta:paragraph-count="143" meta:word-count="892" meta:character-count="6090"/>
    <meta:user-defined meta:name="Info 1"/>
    <meta:user-defined meta:name="Info 2"/>
    <meta:user-defined meta:name="Info 3"/>
    <meta:user-defined meta:name="Info 4"/>
  </office:meta>
</office:document-meta>
</file>